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Mangal1" svg:font-family="Mangal"/>
    <style:font-face style:name="arial" svg:font-family="arial, sans-serif"/>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end" style:justify-single-word="false"/>
      <style:text-properties fo:font-size="14pt" style:font-size-asian="14pt" style:font-size-complex="14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text-align="end"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fo:background-color="#ffff00"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fo:background-color="#ffffff"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Text_20_body">
      <style:paragraph-properties fo:text-align="center"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size="14pt" fo:font-weight="normal" fo:background-color="#ffff00" style:font-size-asian="14pt" style:font-weight-asian="normal" style:font-size-complex="14pt" style:font-weight-complex="normal"/>
    </style:style>
    <style:style style:name="P11" style:family="paragraph" style:parent-style-name="Standard">
      <style:paragraph-properties fo:text-align="end" style:justify-single-word="false"/>
      <style:text-properties fo:font-size="14pt" fo:font-weight="normal"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weight="bold"/>
    </style:style>
    <style:style style:name="P15" style:family="paragraph" style:parent-style-name="Standard">
      <style:paragraph-properties fo:text-align="end" style:justify-single-word="false"/>
      <style:text-properties style:font-name="Times New Roman" fo:font-size="14pt" style:font-size-asian="14pt" style:font-size-complex="14pt"/>
    </style:style>
    <style:style style:name="P16" style:family="paragraph" style:parent-style-name="Standard">
      <style:paragraph-properties fo:text-align="start" style:justify-single-word="false"/>
      <style:text-properties style:font-name="TimesNewRomanPSMT" fo:font-size="14pt" fo:font-weight="normal" style:font-name-asian="TimesNewRomanPSMT" style:font-size-asian="14pt" style:font-weight-asian="normal" style:font-name-complex="TimesNewRomanPSMT" style:font-size-complex="14pt" style:font-weight-complex="normal"/>
    </style:style>
    <style:style style:name="P17" style:family="paragraph" style:parent-style-name="Text_20_body">
      <style:paragraph-properties fo:text-align="end" style:justify-single-word="false"/>
      <style:text-properties style:font-name="Times New Roman" fo:font-size="14pt" style:font-size-asian="14pt" style:font-size-complex="14pt"/>
    </style:style>
    <style:style style:name="T1" style:family="text">
      <style:text-properties fo:font-weight="normal" style:font-weight-asian="normal" style:font-weight-complex="normal"/>
    </style:style>
    <style:style style:name="T2" style:family="text">
      <style:text-properties fo:font-size="16pt" style:font-size-asian="16pt" style:font-size-complex="16pt"/>
    </style:style>
    <style:style style:name="T3" style:family="text">
      <style:text-properties fo:font-variant="normal" fo:text-transform="none" fo:color="#000000" fo:letter-spacing="normal" fo:font-style="normal" fo:font-weight="normal"/>
    </style:style>
    <style:style style:name="T4" style:family="text">
      <style:text-properties fo:font-size="14pt"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Quiec Florian<text:tab/></text:span><text:tab/><text:tab/><text:tab/><text:tab/><text:tab/><text:tab/><text:span text:style-name="T1">Hennebont, le 22/02/2019</text:span></text:p>
      <text:p text:style-name="P1">12 rue de l'Indépendance </text:p>
      <text:p text:style-name="P1">56700 Hennebont</text:p>
      <text:p text:style-name="P1">tel : 07-84-66-29-59</text:p>
      <text:p text:style-name="P1"><text:a xlink:type="simple" xlink:href="mailto:florian.quiec@laposte.net" text:style-name="Internet_20_link" text:visited-style-name="Visited_20_Internet_20_Link">florian.quiec@laposte.net</text:a></text:p>
      <text:p text:style-name="P2">Ifremer</text:p>
      <text:p text:style-name="P15"><text:span text:style-name="T3">Laboratoire Halieutique de Boulogne sur Mer</text:span> </text:p>
      <text:p text:style-name="P17"><text:span text:style-name="T3">Département des Ressources Biologiques et Environnement</text:span> </text:p>
      <text:p text:style-name="P9"/>
      <text:p text:style-name="P14"><text:span text:style-name="T4">Candidature au poste de technicien en sclérochronologie.</text:span></text:p>
      <text:p text:style-name="P14"><text:span text:style-name="T4"/></text:p>
      <text:p text:style-name="P8"/>
      <text:p text:style-name="P4">Madame, Monsieur,</text:p>
      <text:p text:style-name="P4"/>
      <text:p text:style-name="P4"><text:tab/><text:tab/>Ayant pris connaissance de votre offre d'emploi et anticipant la fin prochaine de mon CDD je serais honoré d'embarquer avec l'Ifremer. <text:s/>L’intérêt que je porte au travail technique et scientifique seront les meilleurs garants de la qualité de mon travail. </text:p>
      <text:p text:style-name="P6"/>
      <text:p text:style-name="P4"><text:tab/>Cherchant à me rapprocher de ma formation initiale, le poste proposé a pour moi de réels attraits. J'ai eu l'occasion au cours de mes études d'effectuer des échantillonnages en milieu <text:s/>benthique(drague) , sur l'estran (quadra, transect) ainsi que de nombreux travaux de laboratoires (préparation microscopique, dissection etc)</text:p>
      <text:p text:style-name="P16">et je pense être à même de transposer mes acquis aux besoins du présent poste.</text:p>
      <text:p text:style-name="P4">J'ai une certaine habitude des embarquements et une bonne culture maritime de part ma formation et la pratique de la voile. J'ai souvent été amené à mettre en œuvre des expériences scientifiques, que ce soit dans le cadre scolaire, professionnel ou de loisir (spéléologie d'exploration) et je saurai m'approprier rapidement et avec exactitude les nouveaux protocoles qui me seront soumis. </text:p>
      <text:p text:style-name="P4">Je dispose d'un bon esprit d'analyse technique et je suis à l'aise dans l'utilisation et la maintenance des instruments de laboratoire ainsi que dans l'usage de l'informatique.</text:p>
      <text:p text:style-name="P7"/>
      <text:p text:style-name="P7">Le rôle historique et actuel de l'Ifremer la place au rang de St-Graal de la recherche, Graal que je serais ravi de décrocher.</text:p>
      <text:p text:style-name="P6"/>
      <text:p text:style-name="P4"><text:tab/>Très motivé par l’opportunité de travailler dans le monde de la recherche scientifique, je suis près à m'investir pleinement au sein de l'Ifremer. En cas de nécessité je suis à même de participer à la création et l'entretient du matériel d’expérimentation (bonnes connaissances en composite).</text:p>
      <text:p text:style-name="P4"/>
      <text:p text:style-name="P13">Veuillez agréer, Madame, Monsieur, ma considération distinguée.</text:p>
      <text:p text:style-name="P5"/>
      <text:p text:style-name="P5"/>
      <text:p text:style-name="P5">Quiec Flor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Mangal1" svg:font-family="Mangal"/>
    <style:font-face style:name="arial" svg:font-family="arial, sans-serif"/>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21T01:02:00.80</meta:creation-date>
    <dc:date>2019-02-26T22:59:18.48</dc:date>
    <meta:editing-duration>P6DT11H10M12S</meta:editing-duration>
    <meta:editing-cycles>15</meta:editing-cycles>
    <meta:generator>OpenOffice/4.1.5$Win32 OpenOffice.org_project/415m1$Build-9789</meta:generator>
    <meta:document-statistic meta:table-count="0" meta:image-count="0" meta:object-count="0" meta:page-count="1" meta:paragraph-count="19" meta:word-count="303" meta:character-count="2031"/>
  </office:meta>
</office:document-meta>
</file>